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YLAS QUISPE, VIRGIN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HUAYLAS QUISPE, VIRGIN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713750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12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1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1/10/2021</text:p>
          </table:table-cell>
          <table:table-cell table:style-name="Tabla2.A2" office:value-type="string">
            <text:p text:style-name="P7">23494236</text:p>
          </table:table-cell>
          <table:table-cell table:style-name="Tabla2.A2" office:value-type="string">
            <text:p text:style-name="P7">2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USANA CARRION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1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22:33:0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